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261162"/>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fo:font-weight="bold" style:font-weight-asian="bold"/>
    </style:style>
    <style:style style:name="P12" style:family="paragraph" style:parent-style-name="Exalted">
      <style:text-properties fo:language="en" fo:country="US" fo:font-weight="bold" officeooo:paragraph-rsid="0057cc1e" style:font-weight-asian="bold"/>
    </style:style>
    <style:style style:name="P13" style:family="paragraph" style:parent-style-name="Exalted">
      <style:text-properties fo:language="en" fo:country="US" officeooo:paragraph-rsid="002c03f9"/>
    </style:style>
    <style:style style:name="P14" style:family="paragraph" style:parent-style-name="Exalted">
      <style:text-properties fo:language="en" fo:country="US" officeooo:paragraph-rsid="003baddd"/>
    </style:style>
    <style:style style:name="P15" style:family="paragraph" style:parent-style-name="Exalted">
      <style:text-properties fo:language="en" fo:country="US" officeooo:rsid="00481275" officeooo:paragraph-rsid="00481275"/>
    </style:style>
    <style:style style:name="P16" style:family="paragraph" style:parent-style-name="Exalted">
      <style:text-properties fo:language="en" fo:country="US" officeooo:paragraph-rsid="0053fd1f"/>
    </style:style>
    <style:style style:name="P17"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8" style:family="paragraph" style:parent-style-name="Exalted">
      <style:paragraph-properties fo:margin-top="0in" fo:margin-bottom="0.0799in" style:contextual-spacing="false"/>
      <style:text-properties fo:language="en" fo:country="US"/>
    </style:style>
    <style:style style:name="P19" style:family="paragraph" style:parent-style-name="Heading_20_2">
      <style:text-properties fo:language="en" fo:country="US"/>
    </style:style>
    <style:style style:name="P20"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1" style:family="paragraph" style:parent-style-name="Heading_20_3">
      <style:text-properties fo:language="en" fo:country="US"/>
    </style:style>
    <style:style style:name="P22" style:family="paragraph" style:parent-style-name="Heading_20_3">
      <style:text-properties fo:language="en" fo:country="US" officeooo:paragraph-rsid="00338d66"/>
    </style:style>
    <style:style style:name="P23" style:family="paragraph" style:parent-style-name="Heading_20_4">
      <style:text-properties fo:language="en" fo:country="US"/>
    </style:style>
    <style:style style:name="P24" style:family="paragraph" style:parent-style-name="Heading_20_4">
      <style:text-properties fo:language="en" fo:country="US" officeooo:paragraph-rsid="003969c4"/>
    </style:style>
    <style:style style:name="P25" style:family="paragraph" style:parent-style-name="Heading_20_4">
      <style:text-properties fo:language="en" fo:country="US" officeooo:paragraph-rsid="003baddd"/>
    </style:style>
    <style:style style:name="P2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7" style:family="paragraph" style:parent-style-name="Exalted" style:list-style-name="Exalted_20_Center_20_Dot">
      <style:text-properties fo:language="en" fo:country="US"/>
    </style:style>
    <style:style style:name="P28" style:family="paragraph" style:parent-style-name="Exalted" style:list-style-name="Exalted_20_Center_20_Dot">
      <style:text-properties fo:language="en" fo:country="US" officeooo:paragraph-rsid="00302ea0"/>
    </style:style>
    <style:style style:name="P29" style:family="paragraph" style:parent-style-name="Exalted" style:list-style-name="Exalted_20_Center_20_Dot">
      <style:text-properties fo:language="en" fo:country="US" officeooo:rsid="003c01a0" officeooo:paragraph-rsid="005a568c"/>
    </style:style>
    <style:style style:name="P30" style:family="paragraph" style:parent-style-name="Exalted">
      <style:text-properties officeooo:paragraph-rsid="005a568c"/>
    </style:style>
    <style:style style:name="P31"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2" style:family="paragraph" style:parent-style-name="Exalted" style:list-style-name="Exalted_20_Center_20_Dot">
      <style:paragraph-properties fo:margin-top="0in" fo:margin-bottom="0in" style:contextual-spacing="false"/>
      <style:text-properties fo:language="en" fo:country="US"/>
    </style:style>
    <style:style style:name="P33"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34" style:family="paragraph" style:parent-style-name="Exalted" style:list-style-name="Exalted_20_Center_20_Dot">
      <style:paragraph-properties fo:margin-top="0in" fo:margin-bottom="0in" style:contextual-spacing="false"/>
      <style:text-properties fo:language="en" fo:country="US" officeooo:paragraph-rsid="005a568c"/>
    </style:style>
    <style:style style:name="P35" style:family="paragraph" style:parent-style-name="Exalted" style:list-style-name="Exalted_20_Center_20_Dot">
      <style:paragraph-properties fo:margin-top="0in" fo:margin-bottom="0in" style:contextual-spacing="false"/>
      <style:text-properties fo:language="en" fo:country="US" officeooo:paragraph-rsid="005d8a82"/>
    </style:style>
    <style:style style:name="P36" style:family="paragraph" style:parent-style-name="Exalted" style:list-style-name="Exalted_20_Center_20_Dot">
      <style:paragraph-properties fo:margin-top="0in" fo:margin-bottom="0in" style:contextual-spacing="false"/>
      <style:text-properties fo:language="en" fo:country="US" officeooo:rsid="004eb926" officeooo:paragraph-rsid="0050a2d6"/>
    </style:style>
    <style:style style:name="P37" style:family="paragraph" style:parent-style-name="Heading_20_3">
      <style:text-properties fo:color="#3d85c6" loext:opacity="100%" style:font-name="Goudy" fo:font-size="12pt" fo:language="en" fo:country="US" officeooo:rsid="005a568c" officeooo:paragraph-rsid="005a568c" style:letter-kerning="false" style:font-name-asian="Modern Antiqua1" style:font-size-asian="12pt" style:language-asian="zh" style:country-asian="CN" style:font-name-complex="Modern Antiqua1" style:font-size-complex="12pt" style:language-complex="hi" style:country-complex="IN"/>
    </style:style>
    <style:style style:name="P38" style:family="paragraph" style:parent-style-name="Heading_20_4">
      <style:text-properties fo:language="en" fo:country="US" officeooo:paragraph-rsid="005a568c"/>
    </style:style>
    <style:style style:name="P39" style:family="paragraph" style:parent-style-name="Sidebar">
      <style:text-properties fo:language="en" fo:country="US" officeooo:rsid="005ff534" officeooo:paragraph-rsid="005ff534"/>
    </style:style>
    <style:style style:name="P40" style:family="paragraph" style:parent-style-name="Sidebar">
      <style:text-properties fo:language="en" fo:country="US" officeooo:paragraph-rsid="005ff534"/>
    </style:style>
    <style:style style:name="P41" style:family="paragraph" style:parent-style-name="Sidebar_20_Heading">
      <style:text-properties fo:language="en" fo:country="US" officeooo:paragraph-rsid="005a568c"/>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style="italic" style:font-style-asian="italic"/>
    </style:style>
    <style:style style:name="T4"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54a16"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338d6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c03f9"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60dfd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5ff53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font-style="italic" officeooo:rsid="00354a1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 style:family="text">
      <style:text-properties style:use-window-font-color="true" loext:opacity="0%" style:font-name="Times New Roman" fo:font-size="10pt" fo:font-style="normal" officeooo:rsid="00354a1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 style:family="text">
      <style:text-properties style:use-window-font-color="true" loext:opacity="0%" style:font-name="Times New Roman" fo:font-size="10pt" fo:font-style="normal" officeooo:rsid="0035baa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 style:family="text">
      <style:text-properties style:use-window-font-color="true" loext:opacity="0%" style:font-name="Times New Roman" fo:font-size="10pt" fo:font-style="normal" officeooo:rsid="0037a6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 style:family="text">
      <style:text-properties style:use-window-font-color="true" loext:opacity="0%" style:font-name="Times New Roman" fo:font-size="10pt" fo:font-style="normal" officeooo:rsid="005a56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5a568c"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officeooo:rsid="005ff534"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fo:color="#980000" loext:opacity="100%" style:font-name="Modern Antiqua" fo:font-weight="bold" style:font-name-asian="Modern Antiqua1" style:font-weight-asian="bold" style:font-name-complex="Modern Antiqua1"/>
    </style:style>
    <style:style style:name="T26" style:family="text">
      <style:text-properties fo:font-weight="normal" officeooo:rsid="00261162" style:font-weight-asian="normal" style:font-weight-complex="normal"/>
    </style:style>
    <style:style style:name="T27" style:family="text">
      <style:text-properties fo:font-weight="normal" officeooo:rsid="00293e36" style:font-weight-asian="normal" style:font-weight-complex="normal"/>
    </style:style>
    <style:style style:name="T28" style:family="text">
      <style:text-properties fo:font-weight="normal" officeooo:rsid="002b1d27" style:font-weight-asian="normal" style:font-weight-complex="normal"/>
    </style:style>
    <style:style style:name="T29" style:family="text">
      <style:text-properties officeooo:rsid="002c03f9"/>
    </style:style>
    <style:style style:name="T30" style:family="text">
      <style:text-properties officeooo:rsid="00338d66"/>
    </style:style>
    <style:style style:name="T31" style:family="text">
      <style:text-properties fo:language="en" fo:country="US"/>
    </style:style>
    <style:style style:name="T32" style:family="text">
      <style:text-properties fo:language="en" fo:country="US" officeooo:rsid="002d725a"/>
    </style:style>
    <style:style style:name="T33" style:family="text">
      <style:text-properties fo:language="en" fo:country="US" fo:font-style="italic" style:font-style-asian="italic"/>
    </style:style>
    <style:style style:name="T34" style:family="text">
      <style:text-properties fo:language="en" fo:country="US" officeooo:rsid="00354a16"/>
    </style:style>
    <style:style style:name="T35" style:family="text">
      <style:text-properties fo:language="en" fo:country="US" fo:font-weight="bold" style:font-weight-asian="bold"/>
    </style:style>
    <style:style style:name="T36" style:family="text">
      <style:text-properties fo:language="en" fo:country="US" officeooo:rsid="005ff534"/>
    </style:style>
    <style:style style:name="T37" style:family="text">
      <style:text-properties officeooo:rsid="003969c4"/>
    </style:style>
    <style:style style:name="T38" style:family="text">
      <style:text-properties officeooo:rsid="003a014e"/>
    </style:style>
    <style:style style:name="T39" style:family="text">
      <style:text-properties officeooo:rsid="003c01a0"/>
    </style:style>
    <style:style style:name="T40" style:family="text">
      <style:text-properties officeooo:rsid="00481275"/>
    </style:style>
    <style:style style:name="T41" style:family="text">
      <style:text-properties officeooo:rsid="004bc3c8"/>
    </style:style>
    <style:style style:name="T42" style:family="text">
      <style:text-properties officeooo:rsid="0051163b"/>
    </style:style>
    <style:style style:name="T43" style:family="text">
      <style:text-properties officeooo:rsid="0051a62b"/>
    </style:style>
    <style:style style:name="T44" style:family="text">
      <style:text-properties officeooo:rsid="0053fd1f"/>
    </style:style>
    <style:style style:name="T45" style:family="text">
      <style:text-properties officeooo:rsid="00545246"/>
    </style:style>
    <style:style style:name="T46" style:family="text">
      <style:text-properties officeooo:rsid="0057cc1e"/>
    </style:style>
    <style:style style:name="T47" style:family="text">
      <style:text-properties officeooo:rsid="005d8a8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text:span></text:p>
        <text:p text:style-name="P16"><text:span text:style-name="T1">Supernatural Abilities</text:span> are those that only may be accessed by dealing with the supernatural aspects of the world. Sorcery, Necromancy, Shapeshifting, and control of Fire are all examples.</text:p>
        <text:p text:style-name="P16"><text:span text:style-name="T44">Characters must be somehow inducted into a Supernatural Ability to purchase dots in the ability, or roll with it. </text:span><text:span text:style-name="T45">Often, access will be granted by Exaltation, though there are other means of being inducted.</text:span></text:p>
        <text:h text:style-name="P19" text:outline-level="2">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3">excels</text:span> at. These are called <text:span text:style-name="T3">Specialties.</text:span></text:p>
        <text:p text:style-name="P6">When Rolling in an Ability Specialty, roll with an additional <text:span text:style-name="T42">+</text:span><text:span text:style-name="T43">1</text:span> die.</text:p>
        <text:p text:style-name="P6">Specialties do <text:span text:style-name="T1">not </text:span>affect Static Values.</text:p>
        <text:h text:style-name="P19" text:outline-level="2">Natural Abilities</text:h>
        <text:h text:style-name="P21" text:outline-level="3">Archery</text:h>
        <text:p text:style-name="P6">Mastery of ranged weapons that propel projectiles. The bow and arrow is the dominant form, but other examples range from the mechanical crossbow, to slings, to even the exotic flam<text:span text:style-name="T38">e</text:span>piece that shoots streamers of fire.</text:p>
        <text:p text:style-name="P7"><text:span text:style-name="T2">Combat:</text:span><text:span text:style-name="T26"> </text:span><text:span text:style-name="T5">Archery</text:span><text:span text:style-name="T26"> </text:span><text:span text:style-name="T27">attacks are </text:span><text:span text:style-name="T5">Ranged.</text:span></text:p>
        <text:h text:style-name="P23" text:outline-level="4">Sample Specialties</text:h>
        <text:list xml:id="list601829583" text:style-name="Exalted_20_Center_20_Dot">
          <text:list-item>
            <text:p text:style-name="P31">Bow</text:p>
          </text:list-item>
          <text:list-item>
            <text:p text:style-name="P31">Crossbow</text:p>
          </text:list-item>
          <text:list-item>
            <text:p text:style-name="P31">Flamepiece</text:p>
          </text:list-item>
          <text:list-item>
            <text:p text:style-name="P27"><text:span text:style-name="T4">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3">Exalted</text:span> does not require the Player to keep track of their character’s ammunition. It is simply assumed that the character has crafted or procured enough ammunition to perform their actions.</text:p>
              <text:p text:style-name="P5"/>
              <text:p text:style-name="P3"><text:span text:style-name="T32">However, Storytellers may introduce a lack of ammunition as a </text:span><text:a xlink:type="simple" xlink:href="#Complication|outline" text:style-name="Internet_20_link" text:visited-style-name="Visited_20_Internet_20_Link"><text:span text:style-name="T32">Complication</text:span></text:a><text:span text:style-name="T32"> into the story, granting the Player a Strife Point in exchange. </text:span><text:span text:style-name="T21">Like all complications, the Player must accept the Strife Point </text:span><text:span text:style-name="T22">for it to take effect.</text:span></text:p>
            </table:table-cell>
          </table:table-row>
        </table:table>
        <text:h text:style-name="P21" text:outline-level="3">Athletics</text:h>
        <text:p text:style-name="P6">Athletics is a measure of <text:span text:style-name="T3">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3" text:outline-level="4">Sample Specialt<text:span text:style-name="T37">i</text:span>es</text:h>
        <text:list xml:id="list121616982795341" text:continue-numbering="true" text:style-name="Exalted_20_Center_20_Dot">
          <text:list-item>
            <text:p text:style-name="P32">Running</text:p>
          </text:list-item>
          <text:list-item>
            <text:p text:style-name="P32">Climbing</text:p>
          </text:list-item>
          <text:list-item>
            <text:p text:style-name="P27">Swimming</text:p>
          </text:list-item>
        </text:list>
        <text:h text:style-name="P21"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5" text:outline-level="4">Sample Specialties</text:h>
        <text:p text:style-name="P14">Specialties in Awareness are location dependent, reflecting what sort of background the character grew up in. Those born out in the wilderness would find themselves overwhelmed by the large crowds in a city, for example.</text:p>
        <text:list xml:id="list121616841102274" text:continue-numbering="true" text:style-name="Exalted_20_Center_20_Dot">
          <text:list-item>
            <text:p text:style-name="P32">Wilderness</text:p>
          </text:list-item>
          <text:list-item>
            <text:p text:style-name="P32">Cities</text:p>
          </text:list-item>
          <text:list-item>
            <text:p text:style-name="P27">Political Gatherings</text:p>
          </text:list-item>
        </text:list>
        <text:h text:style-name="P21" text:outline-level="3">Brawl </text:h>
        <text:p text:style-name="P6">Mastery of form that uses the body itself as a natural weapon. Punches, kicks, grapples, and leg sweeps are but a fraction of the endless ways generations have devised ways of harming each other.</text:p>
        <text:p text:style-name="P6">Brawl is <text:span text:style-name="T3">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26"> </text:span><text:span text:style-name="T6">Brawl</text:span><text:span text:style-name="T26"> </text:span><text:span text:style-name="T27">attacks are</text:span><text:span text:style-name="T26"> </text:span><text:span text:style-name="T6">Close Range</text:span><text:span text:style-name="T26">.</text:span></text:p>
        <text:h text:style-name="P25" text:outline-level="4">Sample Specialties</text:h>
        <text:list xml:id="list121615217529254" text:continue-numbering="true" text:style-name="Exalted_20_Center_20_Dot">
          <text:list-item>
            <text:p text:style-name="P32">Punching</text:p>
          </text:list-item>
          <text:list-item>
            <text:p text:style-name="P32">Kicking</text:p>
          </text:list-item>
          <text:list-item>
            <text:p text:style-name="P27">Grappling/Restraints</text:p>
          </text:list-item>
        </text:list>
        <text:h text:style-name="P21"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4" text:outline-level="4">Sample Specialties</text:h>
        <text:list xml:id="list121617234738633" text:continue-numbering="true" text:style-name="Exalted_20_Center_20_Dot">
          <text:list-item>
            <text:p text:style-name="P32">Carpentry</text:p>
          </text:list-item>
          <text:list-item>
            <text:p text:style-name="P32">Jerry-Rigging</text:p>
          </text:list-item>
          <text:list-item>
            <text:p text:style-name="P32">Blacksmithing</text:p>
          </text:list-item>
          <text:list-item>
            <text:p text:style-name="P32"><text:soft-page-break/>Stone-working</text:p>
          </text:list-item>
          <text:list-item>
            <text:p text:style-name="P27">Cloth-working</text:p>
          </text:list-item>
        </text:list>
        <text:h text:style-name="P22" text:outline-level="3">Integrity </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3">not </text:span>have specialties. Rather, this is handled through the <text:span text:style-name="T1">Intimacy</text:span> system.</text:p>
        <text:h text:style-name="P21" text:outline-level="3">Leadership</text:h>
        <text:p text:style-name="P6">Leadership covers the skills necessary to manage, inspire, and otherwise command large groups of people to act as one unified whole.</text:p>
        <text:h text:style-name="P24" text:outline-level="4">Sample Specialties</text:h>
        <text:list xml:id="list121616365222879" text:continue-numbering="true" text:style-name="Exalted_20_Center_20_Dot">
          <text:list-item>
            <text:p text:style-name="P32">Oratory</text:p>
          </text:list-item>
          <text:list-item>
            <text:p text:style-name="P32">Organization</text:p>
          </text:list-item>
          <text:list-item>
            <text:p text:style-name="P27">Tactics</text:p>
          </text:list-item>
        </text:list>
        <text:h text:style-name="P21"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5" text:outline-level="4">Sample Specialties</text:h>
        <text:list xml:id="list121615617641781" text:continue-numbering="true" text:style-name="Exalted_20_Center_20_Dot">
          <text:list-item>
            <text:p text:style-name="P32">Geography</text:p>
          </text:list-item>
          <text:list-item>
            <text:p text:style-name="P32">History</text:p>
          </text:list-item>
          <text:list-item>
            <text:p text:style-name="P27">Cryptography</text:p>
          </text:list-item>
        </text:list>
        <table:table table:name="Table2" table:style-name="Table2">
          <table:table-column table:style-name="Table2.A"/>
          <table:table-row table:style-name="Table2.1">
            <table:table-cell table:style-name="Table2.A1" office:value-type="string">
              <text:p text:style-name="P17"><text:span text:style-name="T25">The Non-Omniscient Scholar<text:line-break/></text:span>Having a high Lore does not confer <text:span text:style-name="T3">absolute truths</text:span> upon a character-rather it represents being well-versed in what is known--and often as much as what is unknown.</text:p>
              <text:p text:style-name="P17">It is a fact that the Immaculate Order claims that Solars and Lunars are Anathema. It is a fact that many other societies claim. High lore will allow knowledge that these two facts exist, but not which one of them are right.</text:p>
              <text:p text:style-name="P17">Storytellers should keep a character’s background (and specialty) in mind when revealing information to players--phrasing information through such natural biases.</text:p>
            </table:table-cell>
          </table:table-row>
        </table:table>
        <text:h text:style-name="P21" text:outline-level="3">Melee</text:h>
        <text:p text:style-name="P6">Mastery of close range combat that uses a weapon as their primary method of felling their foe.</text:p>
        <text:p text:style-name="P14">Over the millennia of human history, there have been countless styles and forms of weapons made. Specialties therefore are <text:span text:style-name="T3">representative</text:span> of how the weapon is used: A spear could be used as a Sword, Staff, or Spear, for example.</text:p>
        <text:p text:style-name="P9"><text:span text:style-name="T2">Combat:</text:span><text:span text:style-name="T26"> </text:span><text:span text:style-name="T7">Melee</text:span><text:span text:style-name="T26"> </text:span><text:span text:style-name="T28">attacks are </text:span><text:span text:style-name="T6">Close Range</text:span><text:span text:style-name="T26">.</text:span></text:p>
        <text:h text:style-name="P25" text:outline-level="4">Sample Specialties</text:h>
        <text:list xml:id="list121617259764683" text:continue-numbering="true" text:style-name="Exalted_20_Center_20_Dot">
          <text:list-item>
            <text:p text:style-name="P32">Swords </text:p>
          </text:list-item>
          <text:list-item>
            <text:p text:style-name="P32">Clubs </text:p>
          </text:list-item>
          <text:list-item>
            <text:p text:style-name="P27">Staff</text:p>
          </text:list-item>
        </text:list>
        <text:h text:style-name="P21" text:outline-level="3">Navigation</text:h>
        <text:p text:style-name="P6">Navigation is the ability to traverse terrains—from land, to sea, to jungle—and come out unscathed and on time. A trained Navigator will know their hand at reigns, the stern of a ship, how to survive in a city’s underworld, as well as be able to tell you which wild fruit is poisonous or edible.</text:p>
        <text:h text:style-name="P25" text:outline-level="4">Sample Specialties</text:h>
        <text:list xml:id="list121617057605082" text:continue-numbering="true" text:style-name="Exalted_20_Center_20_Dot">
          <text:list-item>
            <text:p text:style-name="P32">Ocean </text:p>
          </text:list-item>
          <text:list-item>
            <text:p text:style-name="P32">Wilderness</text:p>
          </text:list-item>
          <text:list-item>
            <text:p text:style-name="P32">Urban</text:p>
          </text:list-item>
          <text:list-item>
            <text:p text:style-name="P27">Tracking</text:p>
          </text:list-item>
        </text:list>
        <text:h text:style-name="P21"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5" text:outline-level="4">Sample Specialties</text:h>
        <text:list xml:id="list121615812867559" text:continue-numbering="true" text:style-name="Exalted_20_Center_20_Dot">
          <text:list-item>
            <text:p text:style-name="P32">Dance</text:p>
          </text:list-item>
          <text:list-item>
            <text:p text:style-name="P32">Singing</text:p>
          </text:list-item>
          <text:list-item>
            <text:p text:style-name="P32">Acting</text:p>
          </text:list-item>
          <text:list-item>
            <text:p text:style-name="P27">Poetry/Linguistics</text:p>
          </text:list-item>
        </text:list>
        <text:h text:style-name="P21" text:outline-level="3">Physique</text:h>
        <text:p text:style-name="P6">Physique is the measure of fortitude and well-being, strength and hardiness: the ability to shrug off attacks, poisons, and any debilitation of the body. As well, it is used for tests of endurance, and for feats of Strength. Physique is used to calculate <text:span text:style-name="T1">Soak</text:span>, as well as <text:span text:style-name="T1">Endurance</text:span>.</text:p>
        <text:h text:style-name="P23" text:outline-level="4">Sample Specialties</text:h>
        <text:list xml:id="list121616363594586" text:continue-numbering="true" text:style-name="Exalted_20_Center_20_Dot">
          <text:list-item>
            <text:p text:style-name="P32">Lifting</text:p>
          </text:list-item>
          <text:list-item>
            <text:p text:style-name="P32">Crushing</text:p>
          </text:list-item>
          <text:list-item>
            <text:p text:style-name="P27">Resistance (poisons/toxins)</text:p>
          </text:list-item>
        </text:list>
        <text:h text:style-name="P21" text:outline-level="3">Politics</text:h>
        <text:p text:style-name="P6">Politics is the maneuvering and manipulation of groups of ideological-similar people. M A character skilled in Politics will be able to manipulate peoples according to their will.</text:p>
        <text:p text:style-name="P14">Specialties in Politics focus on either the <text:span text:style-name="T3">type</text:span> of politics at work (Bureaucracy, Small-town), or specific political parties. <text:s/>Generally speaking, the larger and more powerful a Political Party, the more necessary the specialization needs to be tailor-made for them.</text:p>
        <text:h text:style-name="P25" text:outline-level="4">Sample Specialties</text:h>
        <text:list xml:id="list121615928286108" text:continue-numbering="true" text:style-name="Exalted_20_Center_20_Dot">
          <text:list-item>
            <text:p text:style-name="P32">Bureaucracy</text:p>
          </text:list-item>
          <text:list-item>
            <text:p text:style-name="P32">Guild</text:p>
          </text:list-item>
          <text:list-item>
            <text:p text:style-name="P32">Specific Political Party</text:p>
          </text:list-item>
          <text:list-item>
            <text:p text:style-name="P27">Undercity</text:p>
          </text:list-item>
        </text:list>
        <text:h text:style-name="P20" text:outline-level="3"><text:soft-page-break/>Socialize</text:h>
        <text:p text:style-name="P10">Socialization is a way to relate and talk with people, making them feel heard and personally connected <text:span text:style-name="T40">with them.</text:span></text:p>
        <text:p text:style-name="P15">Characters with high Socialize will be able to congenially relate to people, softening their stance on things, and open them up for persuasion to the character’s side. <text:span text:style-name="T41">As well, they can often get a target talking, making them speak more than they should have.</text:span></text:p>
        <text:h text:style-name="P25" text:outline-level="4">Sample Specialties</text:h>
        <text:list xml:id="list121615546830658" text:continue-numbering="true" text:style-name="Exalted_20_Center_20_Dot">
          <text:list-item>
            <text:p text:style-name="P33">Charm</text:p>
          </text:list-item>
          <text:list-item>
            <text:p text:style-name="P33">Beguilement</text:p>
          </text:list-item>
          <text:list-item>
            <text:p text:style-name="P36">Information Extraction</text:p>
          </text:list-item>
          <text:list-item>
            <text:p text:style-name="P28">Fast-Talking</text:p>
          </text:list-item>
        </text:list>
        <text:h text:style-name="P21" text:outline-level="3">Stealth</text:h>
        <text:p text:style-name="P6">Stealth is the ability to avoid detection-through any sense. They know how to carry their body, which ways shadows cast, as well as creating disguises and blending into crowds.</text:p>
        <text:h text:style-name="P25" text:outline-level="4">Sample Specialties</text:h>
        <text:list xml:id="list121615988698524" text:continue-numbering="true" text:style-name="Exalted_20_Center_20_Dot">
          <text:list-item>
            <text:p text:style-name="P32">Disguise</text:p>
          </text:list-item>
          <text:list-item>
            <text:p text:style-name="P35">Hidin<text:span text:style-name="T47">g</text:span></text:p>
          </text:list-item>
          <text:list-item>
            <text:p text:style-name="P32">Pick-pocketing</text:p>
          </text:list-item>
          <text:list-item>
            <text:p text:style-name="P32">Shadowing</text:p>
          </text:list-item>
        </text:list>
        <text:h text:style-name="P37" text:outline-level="3">Subterfuge</text:h>
        <text:p text:style-name="P30"><text:span text:style-name="T23">Subterfuge</text:span><text:span text:style-name="T31"> is the art of trickery </text:span><text:span text:style-name="T36">and manipulation</text:span><text:span text:style-name="T31">. Its masters are adept at getting people to do what they want without them even realizing an outside influence is even there. </text:span><text:span text:style-name="T23">Subterfuge</text:span><text:span text:style-name="T31"> is used to calculate </text:span><text:span text:style-name="T35">Guile</text:span><text:span text:style-name="T31">.</text:span></text:p>
        <text:h text:style-name="P38" text:outline-level="4">Sample Specialties</text:h>
        <text:list xml:id="list121616563535657" text:continue-numbering="true" text:style-name="Exalted_20_Center_20_Dot">
          <text:list-item>
            <text:p text:style-name="P34">Forgery</text:p>
          </text:list-item>
          <text:list-item>
            <text:p text:style-name="P34">Sleight of Hand</text:p>
          </text:list-item>
          <text:list-item>
            <text:p text:style-name="P34">Conceal evidenc<text:span text:style-name="T39">e</text:span></text:p>
          </text:list-item>
          <text:list-item>
            <text:p text:style-name="P29">Misdirection</text:p>
          </text:list-item>
        </text:list>
        <table:table table:name="Table3" table:style-name="Table3">
          <table:table-column table:style-name="Table3.A"/>
          <table:table-row table:style-name="Table3.1">
            <table:table-cell table:style-name="Table3.A1" office:value-type="string">
              <text:p text:style-name="P41">Everyone can Lie</text:p>
              <text:p text:style-name="P40"><text:span text:style-name="T12">S</text:span><text:span text:style-name="T14">ubterfuge employs a lot of deception and lies, but it is not the ability that determines if you can lie or not. Every person and every Ability has the opportunity for deceit, </text:span><text:span text:style-name="T13">misdirection, and half-truths.</text:span></text:p>
            </table:table-cell>
          </table:table-row>
        </table:table>
        <text:h text:style-name="P21" text:outline-level="3">Thrown</text:h>
        <text:p text:style-name="P6">Thrown focuses on Ranged Combat where the entire (or vast majority) of the weapon is hurled at the opponent, rather than projectiles.</text:p>
        <text:p text:style-name="P7"><text:span text:style-name="T2">Combat:</text:span><text:span text:style-name="T26"> </text:span><text:span text:style-name="T5">Thrown</text:span><text:span text:style-name="T26"> </text:span><text:span text:style-name="T27">attacks are </text:span><text:span text:style-name="T5">Ranged.</text:span></text:p>
        <text:h text:style-name="P25" text:outline-level="4">Sample Specialties</text:h>
        <text:list xml:id="list121615635179079" text:continue-numbering="true" text:style-name="Exalted_20_Center_20_Dot">
          <text:list-item>
            <text:p text:style-name="P32">Javelin (Spear, Atlatl, dart)</text:p>
          </text:list-item>
          <text:list-item>
            <text:p text:style-name="P32">Bladed (knives, shuriken, kunai, dart, axes)</text:p>
          </text:list-item>
          <text:list-item>
            <text:p text:style-name="P32">Simple (Sling, blowgun, boomerang)</text:p>
          </text:list-item>
          <text:list-item>
            <text:p text:style-name="P27">Chakram</text:p>
          </text:list-item>
        </text:list>
        <text:h text:style-name="P19"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P6">Since Supernatural Abilities are so closely tied with an Exaltation, Gods, or Creature of Power, they will be detailed in their respective books. </text:p>
        <text:h text:style-name="P21" text:outline-level="3">Sorcery</text:h>
        <text:p text:style-name="P11">&lt;&lt;<text:span text:style-name="T46">TODO&gt;&gt;</text:span></text:p>
        <text:h text:style-name="P21" text:outline-level="3">Necromancy</text:h>
        <text:p text:style-name="P12">&lt;&lt;<text:span text:style-name="T46">TODO&gt;&gt;</text:span></text:p>
        <text:h text:style-name="P19" text:outline-level="2">Creating New Abilities</text:h>
        <text:p text:style-name="Exalted"><text:span text:style-name="T31">The provided Abilities are not considered comprehensive or exclusive list-simply a selection that is expected to be most useful in the </text:span><text:span text:style-name="T33">Exalted</text:span><text:span text:style-name="T31"> setting. New Abilities may be made as needed or desired. For example, a modern setting would ask for the abilities </text:span><text:span text:style-name="T33">Firearms </text:span><text:span text:style-name="T31">and </text:span><text:span text:style-name="T33">Drive.</text:span></text:p>
        <text:p text:style-name="P6">Abilities do not need to be exclusive from each other, nor do their descending Charms. It is perfectly acceptable to have two abilities that overlap.</text:p>
        <text:p text:style-name="P13"><text:span text:style-name="T29">If the custom Ability is close to </text:span><text:span text:style-name="T11">an existing one, and charms could reasonably be used for one Ability or the Other, the Storyteller should allow one purchase of the charm to be used for both abilities. For example: if a character decides they want to create an “Architecture” ability in the similar vein to the “Craft” ability, they could reasonably purchase craft charms once and use them both for Architecture and Craft.</text:span></text:p>
        <text:h text:style-name="P21" text:outline-level="3">Example: Drive</text:h>
        <text:p text:style-name="P18">[[An example on how to create a <text:span text:style-name="T3">Broad</text:span> Abilit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3T12:16:14.980000000</dc:date>
    <meta:editing-cycles>71</meta:editing-cycles>
    <dc:title>Abilities</dc:title>
    <meta:editing-duration>PT2H48M23S</meta:editing-duration>
    <meta:generator>LibreOffice/7.0.3.1$Windows_X86_64 LibreOffice_project/d7547858d014d4cf69878db179d326fc3483e082</meta:generator>
    <dc:creator>Samuel Smith</dc:creator>
    <meta:document-statistic meta:table-count="3" meta:image-count="0" meta:object-count="0" meta:page-count="3" meta:paragraph-count="158" meta:word-count="1704" meta:character-count="10400" meta:non-whitespace-character-count="8910"/>
  </office:meta>
</office:document-meta>
</file>